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onLis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,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onList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DynamicSelectionList( Datatype datatype , String src , boolean usePerRequestCache , XMLizer xmlizer , SourceResolver sourceResolver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ionListHandler.startElement( String namespaceURI , String localName , String qName , Attributes 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, String fil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ynamicSelectionList.generateSaxFragmentFromSrc( String url , ContentHandler contentHandler ,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electionListHandl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Element( String namespaceURI , String localName , String q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ynamic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DynamicSelectionList( Datatype datatype , String src , XMLizer xmlizer , SourceResolver sourceResolver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